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2643" officeooo:paragraph-rsid="00022643"/>
    </style:style>
    <style:style style:name="P2" style:family="paragraph" style:parent-style-name="Standard">
      <style:text-properties officeooo:paragraph-rsid="000326bd"/>
    </style:style>
    <style:style style:name="P3" style:family="paragraph" style:parent-style-name="Standard">
      <style:text-properties officeooo:rsid="00045ea5" officeooo:paragraph-rsid="00045ea5"/>
    </style:style>
    <style:style style:name="P4" style:family="paragraph" style:parent-style-name="Standard">
      <style:text-properties officeooo:rsid="0004d7b6" officeooo:paragraph-rsid="0004d7b6"/>
    </style:style>
    <style:style style:name="P5" style:family="paragraph" style:parent-style-name="Standard">
      <style:text-properties officeooo:rsid="00062ab8" officeooo:paragraph-rsid="00062ab8"/>
    </style:style>
    <style:style style:name="P6" style:family="paragraph" style:parent-style-name="Standard">
      <style:text-properties officeooo:paragraph-rsid="00062ab8"/>
    </style:style>
    <style:style style:name="P7" style:family="paragraph" style:parent-style-name="Standard">
      <style:text-properties officeooo:rsid="00078584" officeooo:paragraph-rsid="00078584"/>
    </style:style>
    <style:style style:name="P8" style:family="paragraph" style:parent-style-name="Standard">
      <style:text-properties officeooo:paragraph-rsid="00078584"/>
    </style:style>
    <style:style style:name="P9" style:family="paragraph" style:parent-style-name="Standard">
      <style:text-properties officeooo:rsid="00097cda" officeooo:paragraph-rsid="00097cda"/>
    </style:style>
    <style:style style:name="P10" style:family="paragraph" style:parent-style-name="Standard">
      <style:text-properties officeooo:rsid="000326bd" officeooo:paragraph-rsid="000326bd"/>
    </style:style>
    <style:style style:name="P11" style:family="paragraph" style:parent-style-name="Standard">
      <style:text-properties officeooo:rsid="000a69a6" officeooo:paragraph-rsid="000a69a6"/>
    </style:style>
    <style:style style:name="P12" style:family="paragraph" style:parent-style-name="Standard">
      <style:text-properties officeooo:rsid="000cd0ad" officeooo:paragraph-rsid="000cd0ad"/>
    </style:style>
    <style:style style:name="P13" style:family="paragraph" style:parent-style-name="Standard">
      <style:text-properties officeooo:rsid="00045ea5" officeooo:paragraph-rsid="000eb436"/>
    </style:style>
    <style:style style:name="T1" style:family="text">
      <style:text-properties officeooo:rsid="000326bd"/>
    </style:style>
    <style:style style:name="T2" style:family="text">
      <style:text-properties officeooo:rsid="0004d7b6"/>
    </style:style>
    <style:style style:name="T3" style:family="text">
      <style:text-properties officeooo:rsid="00078584"/>
    </style:style>
    <style:style style:name="T4" style:family="text">
      <style:text-properties officeooo:rsid="000eb4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fred B2B</text:p>
      <text:p text:style-name="P1"/>
      <text:p text:style-name="P1">Pré-création compte (user, mdp à changer, entreprise)</text:p>
      <text:p text:style-name="P1"/>
      <text:p text:style-name="P1">A garder :</text:p>
      <text:p text:style-name="P1">- avis</text:p>
      <text:p text:style-name="P1">- notifications</text:p>
      <text:p text:style-name="P1"/>
      <text:p text:style-name="P1"/>
      <text:p text:style-name="P4">Bandeau des catégories : affichage des pro ou particulier uniquement</text:p>
      <text:p text:style-name="P4"/>
      <text:p text:style-name="P4">Résa pour pros : affichage diplômes/certifications/expérience</text:p>
      <text:p text:style-name="P1"/>
      <text:p text:style-name="P1">Vérifier si entreprise cliente doit être déclarée en entreprise dans Mangopay ou comme Natural</text:p>
      <text:p text:style-name="P4">Affichage profil pour client entreprise : </text:p>
      <text:p text:style-name="P1"/>
      <text:p text:style-name="P10">Alfred : propose services aux pros et/ou au particuliers :</text:p>
      <text:p text:style-name="P2">- <text:span text:style-name="T1">création boutique : liste déroulante en, 2 parties : pro ou particulier</text:span></text:p>
      <text:p text:style-name="P2"/>
      <text:p text:style-name="P13">services <text:span text:style-name="T4">et serviceusers </text:span>: <text:span text:style-name="T4">taguer en pro et/ou particuliers</text:span></text:p>
      <text:p text:style-name="P13"><text:span text:style-name="T4">catégories : <text:s/>taguer en pro et/ou particuliers, </text:span>prévoir label et illustration <text:span text:style-name="T4">différents en pro/particulier</text:span></text:p>
      <text:p text:style-name="P3"/>
      <text:p text:style-name="P5">TVA :</text:p>
      <text:p text:style-name="P5">Création boutique : si pro, demander si assujetti à TVA et saisir n° TVA</text:p>
      <text:p text:style-name="P5"/>
      <text:p text:style-name="P5">Dans le cas de pro asujetti TVA, il saisira ses tarifs en HT</text:p>
      <text:p text:style-name="P6"/>
      <text:p text:style-name="P7">UI entreprise : réservé aux admins d’entreprises</text:p>
      <text:p text:style-name="P7"/>
      <text:p text:style-name="P7">Au login : </text:p>
      <text:p text:style-name="P7">- page d’accueil standard : connexion pour client de base et client salarié ou admin mais avec rôle salarié</text:p>
      <text:p text:style-name="P8">- <text:span text:style-name="T3">page d’accueil entreprise : connexion admin uniquement avec le rôle admin d’entreprise</text:span></text:p>
      <text:p text:style-name="P8"/>
      <text:p text:style-name="P9">Catégories/services/prestations en pro :</text:p>
      <text:p text:style-name="P9">Tagguer les services et prestations en pro (O/N) et particulier (O/N)</text:p>
      <text:p text:style-name="P9">Si le statut d’un service est modifié, c’est répercuté sur toutes les prestations associées</text:p>
      <text:p text:style-name="P9"/>
      <text:p text:style-name="P12">Réservation par un sous-admin :</text:p>
      <text:p text:style-name="P12"><text:s/>- la compagnie réserve l'Alfred, lien dans le booking vers le sous-admin</text:p>
      <text:p text:style-name="P11">Rôles:</text:p>
      <text:p text:style-name="P11">- admin : gère profil/paramètres de l'enterprise, ne peut pas réserver.</text:p>
      <text:p text:style-name="P11">- sous-admin : réserve pour l'entreprise, mais les réservations lui restent liées</text:p>
      <text:p text:style-name="P11"/>
      <text:p text:style-name="P11">Comptes (RIBs et CBs) :</text:p>
      <text:p text:style-name="P11"><text:s/>- créés et affectés par superadm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5:20:02.544589294</meta:creation-date>
    <dc:date>2021-03-16T15:32:33.706793704</dc:date>
    <meta:editing-duration>PT1H51M52S</meta:editing-duration>
    <meta:editing-cycles>6</meta:editing-cycles>
    <meta:generator>LibreOffice/7.0.3.1$Linux_X86_64 LibreOffice_project/00$Build-1</meta:generator>
    <meta:document-statistic meta:table-count="0" meta:image-count="0" meta:object-count="0" meta:page-count="1" meta:paragraph-count="30" meta:word-count="250" meta:character-count="1567" meta:non-whitespace-character-count="1342"/>
  </office:meta>
</office:document-meta>
</file>